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Standard">
      <style:text-properties fo:language="ru" fo:country="RU" officeooo:rsid="000108e7" officeooo:paragraph-rsid="000108e7"/>
    </style:style>
    <style:style style:name="P8" style:family="paragraph" style:parent-style-name="Standard">
      <style:paragraph-properties fo:break-before="page"/>
      <style:text-properties fo:language="ru" fo:country="RU" officeooo:rsid="000108e7" officeooo:paragraph-rsid="000108e7"/>
    </style:style>
    <style:style style:name="P9" style:family="paragraph" style:parent-style-name="Text_20_body">
      <style:text-properties fo:language="ru" fo:country="RU" officeooo:rsid="000e55f2" officeooo:paragraph-rsid="000e55f2"/>
    </style:style>
    <style:style style:name="P10" style:family="paragraph" style:parent-style-name="Text_20_body">
      <style:text-properties fo:language="ru" fo:country="RU" officeooo:rsid="00121533" officeooo:paragraph-rsid="00121533"/>
    </style:style>
    <style:style style:name="P11" style:family="paragraph" style:parent-style-name="Text_20_body">
      <style:text-properties fo:language="ru" fo:country="RU" officeooo:rsid="0012c34c" officeooo:paragraph-rsid="0012c34c"/>
    </style:style>
    <style:style style:name="P12" style:family="paragraph" style:parent-style-name="Standard" style:list-style-name="L1">
      <style:text-properties fo:language="ru" fo:country="RU" officeooo:rsid="000108e7" officeooo:paragraph-rsid="000108e7"/>
    </style:style>
    <style:style style:name="P13" style:family="paragraph" style:parent-style-name="Standard" style:list-style-name="L2">
      <style:text-properties fo:language="ru" fo:country="RU" officeooo:rsid="000108e7" officeooo:paragraph-rsid="000108e7"/>
    </style:style>
    <style:style style:name="P14" style:family="paragraph" style:parent-style-name="Standard" style:list-style-name="L3">
      <style:text-properties fo:language="ru" fo:country="RU" officeooo:rsid="000108e7" officeooo:paragraph-rsid="000108e7"/>
    </style:style>
    <style:style style:name="P15" style:family="paragraph" style:parent-style-name="Standard" style:list-style-name="L1">
      <style:text-properties fo:language="ru" fo:country="RU" officeooo:rsid="0003c2eb" officeooo:paragraph-rsid="0003c2eb"/>
    </style:style>
    <style:style style:name="P16" style:family="paragraph" style:parent-style-name="Standard" style:list-style-name="L4">
      <style:text-properties fo:language="ru" fo:country="RU" officeooo:rsid="0003c2eb" officeooo:paragraph-rsid="0003c2eb"/>
    </style:style>
    <style:style style:name="P17" style:family="paragraph" style:parent-style-name="Standard" style:list-style-name="L4">
      <style:text-properties fo:language="ru" fo:country="RU" officeooo:rsid="00012020" officeooo:paragraph-rsid="00012020"/>
    </style:style>
    <style:style style:name="P18" style:family="paragraph" style:parent-style-name="Standard" style:list-style-name="L4">
      <style:text-properties fo:language="ru" fo:country="RU" officeooo:rsid="0005b444" officeooo:paragraph-rsid="0005b444"/>
    </style:style>
    <style:style style:name="P19" style:family="paragraph" style:parent-style-name="Standard" style:list-style-name="L4">
      <style:text-properties fo:language="ru" fo:country="RU" officeooo:rsid="0005b444" officeooo:paragraph-rsid="000572a6"/>
    </style:style>
    <style:style style:name="P20" style:family="paragraph" style:parent-style-name="Standard" style:list-style-name="L4">
      <style:text-properties fo:language="ru" fo:country="RU" officeooo:rsid="00052123" officeooo:paragraph-rsid="00052123"/>
    </style:style>
    <style:style style:name="P21" style:family="paragraph" style:parent-style-name="Standard" style:list-style-name="L4">
      <style:text-properties fo:language="ru" fo:country="RU" officeooo:rsid="0006b284" officeooo:paragraph-rsid="0006b284"/>
    </style:style>
    <style:style style:name="P22" style:family="paragraph" style:parent-style-name="Standard" style:list-style-name="L4">
      <style:text-properties fo:language="ru" fo:country="RU" officeooo:rsid="0006b284" officeooo:paragraph-rsid="00052123"/>
    </style:style>
    <style:style style:name="P23" style:family="paragraph" style:parent-style-name="Standard" style:list-style-name="L4">
      <style:text-properties fo:language="ru" fo:country="RU" officeooo:rsid="000572a6" officeooo:paragraph-rsid="000572a6"/>
    </style:style>
    <style:style style:name="P24" style:family="paragraph" style:parent-style-name="Standard" style:list-style-name="L4">
      <style:text-properties fo:language="ru" fo:country="RU" officeooo:rsid="00085a6f" officeooo:paragraph-rsid="00085a6f"/>
    </style:style>
    <style:style style:name="P25" style:family="paragraph" style:parent-style-name="Standard" style:list-style-name="L4">
      <style:text-properties officeooo:rsid="000572a6" officeooo:paragraph-rsid="000572a6"/>
    </style:style>
    <style:style style:name="P26" style:family="paragraph" style:parent-style-name="Standard" style:list-style-name="L4">
      <style:text-properties officeooo:rsid="0005b444" officeooo:paragraph-rsid="0005b444"/>
    </style:style>
    <style:style style:name="P27" style:family="paragraph" style:parent-style-name="Heading_20_1">
      <style:paragraph-properties fo:break-before="page"/>
      <style:text-properties fo:language="ru" fo:country="RU" officeooo:rsid="000e55f2" officeooo:paragraph-rsid="000e55f2"/>
    </style:style>
    <style:style style:name="P28" style:family="paragraph" style:parent-style-name="Text_20_body">
      <style:text-properties fo:language="ru" fo:country="RU" officeooo:rsid="000f3a31" officeooo:paragraph-rsid="000e55f2"/>
    </style:style>
    <style:style style:name="P29" style:family="paragraph" style:parent-style-name="Text_20_body">
      <style:text-properties fo:language="ru" fo:country="RU" officeooo:rsid="00157f4b" officeooo:paragraph-rsid="00157f4b"/>
    </style:style>
    <style:style style:name="P30" style:family="paragraph" style:parent-style-name="Text_20_body">
      <style:text-properties officeooo:paragraph-rsid="000e55f2"/>
    </style:style>
    <style:style style:name="P31" style:family="paragraph" style:parent-style-name="Text_20_body">
      <style:text-properties fo:language="en" fo:country="US" officeooo:rsid="00157f4b" officeooo:paragraph-rsid="00157f4b"/>
    </style:style>
    <style:style style:name="P32" style:family="paragraph" style:parent-style-name="Text_20_body">
      <style:text-properties fo:language="en" fo:country="US" officeooo:rsid="0017cac8" officeooo:paragraph-rsid="0017cac8"/>
    </style:style>
    <style:style style:name="P33" style:family="paragraph" style:parent-style-name="Text_20_body">
      <style:text-properties fo:language="en" fo:country="US" officeooo:rsid="0017f4f4" officeooo:paragraph-rsid="0017f4f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fo:language="ru" fo:country="RU" officeooo:rsid="000e55f2"/>
    </style:style>
    <style:style style:name="T6" style:family="text">
      <style:text-properties fo:language="ru" fo:country="RU" officeooo:rsid="0015ff0b"/>
    </style:style>
    <style:style style:name="T7" style:family="text">
      <style:text-properties fo:language="ru" fo:country="RU" officeooo:rsid="00199e35"/>
    </style:style>
    <style:style style:name="T8" style:family="text">
      <style:text-properties officeooo:rsid="0003c2e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3f419"/>
    </style:style>
    <style:style style:name="T11" style:family="text">
      <style:text-properties officeooo:rsid="0013f4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2">Чего ожидают игроки </text:p>
      <text:list xml:id="list2366253703" text:style-name="L1">
        <text:list-item>
          <text:p text:style-name="P12">шутер</text:p>
        </text:list-item>
        <text:list-item>
          <text:p text:style-name="P12">сюжет</text:p>
        </text:list-item>
        <text:list-item>
          <text:p text:style-name="P12">кооператив</text:p>
        </text:list-item>
        <text:list-item>
          <text:p text:style-name="P12">редактор</text:p>
        </text:list-item>
        <text:list-item>
          <text:p text:style-name="P12">аниме стилистику</text:p>
        </text:list-item>
        <text:list-item>
          <text:p text:style-name="P12">контент </text:p>
        </text:list-item>
        <text:list-item>
          <text:p text:style-name="P15">плюшки</text:p>
        </text:list-item>
      </text:list>
      <text:p text:style-name="P2">технические функции которые нужно реализовать</text:p>
      <text:p text:style-name="P2"/>
      <text:list xml:id="list2177269473" text:style-name="L2">
        <text:list-item>
          <text:p text:style-name="P13">одиночное сражение с ботами</text:p>
        </text:list-item>
      </text:list>
      <text:list xml:id="list2891243352" text:style-name="L3">
        <text:list-item>
          <text:p text:style-name="P14">возможность выбрать карту</text:p>
        </text:list-item>
        <text:list-item>
          <text:p text:style-name="P14">гемплей на карте</text:p>
        </text:list-item>
        <text:list-item>
          <text:p text:style-name="P14">простейший ии</text:p>
        </text:list-item>
        <text:list-item>
          <text:p text:style-name="P14">игровая статистика</text:p>
        </text:list-item>
      </text:list>
      <text:list xml:id="list2242639309" text:style-name="L4">
        <text:list-item>
          <text:p text:style-name="P17">компания</text:p>
          <text:list>
            <text:list-item>
              <text:p text:style-name="P17">сюжет</text:p>
            </text:list-item>
            <text:list-item>
              <text:p text:style-name="P17">гемплей со сменой уровней сложности</text:p>
            </text:list-item>
            <text:list-item>
              <text:p text:style-name="P17">показ спрайтов текста</text:p>
            </text:list-item>
            <text:list-item>
              <text:p text:style-name="P17">система открытия карт по мере прохождения компании</text:p>
            </text:list-item>
            <text:list-item>
              <text:p text:style-name="P17">реализация босов</text:p>
            </text:list-item>
            <text:list-item>
              <text:p text:style-name="P17">ии для союзника</text:p>
            </text:list-item>
            <text:list-item>
              <text:p text:style-name="P18">возрастание сложности от миссии к миссии</text:p>
            </text:list-item>
          </text:list>
        </text:list-item>
        <text:list-item>
          <text:p text:style-name="P17">кооператив</text:p>
          <text:list>
            <text:list-item>
              <text:p text:style-name="P17">подключение 1 игрока к другому</text:p>
            </text:list-item>
            <text:list-item>
              <text:p text:style-name="P17">синхронизация карт и сложности</text:p>
            </text:list-item>
            <text:list-item>
              <text:p text:style-name="P17">расширение компании для нескольких <text:span text:style-name="T8">игроков</text:span></text:p>
            </text:list-item>
          </text:list>
        </text:list-item>
        <text:list-item>
          <text:p text:style-name="P16">сетевое сражение</text:p>
          <text:list>
            <text:list-item>
              <text:p text:style-name="P16">назначение команд</text:p>
            </text:list-item>
            <text:list-item>
              <text:p text:style-name="P16">выбор режима карт</text:p>
            </text:list-item>
          </text:list>
        </text:list-item>
        <text:list-item>
          <text:p text:style-name="P16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195114796613758" text:continue-numbering="true" text:style-name="L4">
        <text:list-item>
          <text:p text:style-name="P20">главное меню</text:p>
          <text:list>
            <text:list-item>
              <text:p text:style-name="P20">компания</text:p>
              <text:list>
                <text:list-item>
                  <text:p text:style-name="P20">кооператив</text:p>
                  <text:list>
                    <text:list-item>
                      <text:p text:style-name="P21">создать сервер</text:p>
                    </text:list-item>
                    <text:list-item>
                      <text:p text:style-name="P21">подключится</text:p>
                    </text:list-item>
                  </text:list>
                </text:list-item>
                <text:list-item>
                  <text:p text:style-name="P20">одиночная</text:p>
                </text:list-item>
              </text:list>
            </text:list-item>
            <text:list-item>
              <text:p text:style-name="P20">сражение</text:p>
              <text:list>
                <text:list-item>
                  <text:p text:style-name="P20">одиночное </text:p>
                </text:list-item>
                <text:list-item>
                  <text:p text:style-name="P22">мультиплеер </text:p>
                </text:list-item>
              </text:list>
            </text:list-item>
            <text:list-item>
              <text:p text:style-name="P20">настройки</text:p>
            </text:list-item>
            <text:list-item>
              <text:p text:style-name="P20">редактор</text:p>
            </text:list-item>
          </text:list>
        </text:list-item>
      </text:list>
      <text:p text:style-name="P1"><text:soft-page-break/></text:p>
      <text:list xml:id="list195115324676890" text:continue-numbering="true" text:style-name="L4">
        <text:list-item>
          <text:p text:style-name="P20">одиночное сражение</text:p>
          <text:list>
            <text:list-item>
              <text:p text:style-name="P25"><text:span text:style-name="T2">с</text:span><text:span text:style-name="T1">писок режимов</text:span></text:p>
            </text:list-item>
            <text:list-item>
              <text:p text:style-name="P25"><text:span text:style-name="T2">с</text:span><text:span text:style-name="T1">писок карт</text:span></text:p>
            </text:list-item>
            <text:list-item>
              <text:p text:style-name="P19">уровень ботов</text:p>
            </text:list-item>
            <text:list-item>
              <text:p text:style-name="P23">кнопки подтвердить сбросить</text:p>
            </text:list-item>
            <text:list-item>
              <text:p text:style-name="P23">кнопка назад</text:p>
            </text:list-item>
          </text:list>
        </text:list-item>
        <text:list-item>
          <text:p text:style-name="P23">одиночка компания</text:p>
          <text:list>
            <text:list-item>
              <text:p text:style-name="P18">выбор миссии</text:p>
            </text:list-item>
            <text:list-item>
              <text:p text:style-name="P18">кнопка играть</text:p>
            </text:list-item>
            <text:list-item>
              <text:p text:style-name="P18">кнопка назад</text:p>
            </text:list-item>
          </text:list>
        </text:list-item>
        <text:list-item>
          <text:p text:style-name="P26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21">мой порт</text:p>
            </text:list-item>
            <text:list-item>
              <text:p text:style-name="P21">мой айпи</text:p>
            </text:list-item>
            <text:list-item>
              <text:p text:style-name="P21">пароль</text:p>
            </text:list-item>
            <text:list-item>
              <text:p text:style-name="P24">кнопка запустить сервер </text:p>
            </text:list-item>
            <text:list-item>
              <text:p text:style-name="P24">кнопка назад</text:p>
            </text:list-item>
          </text:list>
        </text:list-item>
        <text:list-item>
          <text:p text:style-name="P24">кооператив подключится</text:p>
          <text:list>
            <text:list-item>
              <text:p text:style-name="P24">указать порт </text:p>
            </text:list-item>
            <text:list-item>
              <text:p text:style-name="P24">указать айпи</text:p>
            </text:list-item>
            <text:list-item>
              <text:p text:style-name="P24">указать пароль</text:p>
            </text:list-item>
            <text:list-item>
              <text:p text:style-name="P24">кнопка подключится</text:p>
            </text:list-item>
            <text:list-item>
              <text:p text:style-name="P24">кнопка назад</text:p>
            </text:list-item>
          </text:list>
        </text:list-item>
        <text:list-item>
          <text:p text:style-name="P24">кооператив выбор миссии</text:p>
          <text:list>
            <text:list-item>
              <text:p text:style-name="P24">выбор миссии</text:p>
            </text:list-item>
            <text:list-item>
              <text:p text:style-name="P24">кнопка играть</text:p>
            </text:list-item>
            <text:list-item>
              <text:p text:style-name="P24">кнопка назад</text:p>
            </text:list-item>
          </text:list>
        </text:list-item>
      </text:list>
      <text:h text:style-name="P27" text:outline-level="1">Текущие задачи</text:h>
      <text:p text:style-name="P29">Перенести логику Дисконекта полностью в в модуль <text:span text:style-name="T9">Session</text:span></text:p>
      <text:p text:style-name="P31">Session <text:span text:style-name="T1">пока так же отвечает и за менеджмент игроков.</text:span></text:p>
      <text:p text:style-name="P31"><text:span text:style-name="T1">Сам модуль игрока не знает ни о каком дисконекте.</text:span></text:p>
      <text:p text:style-name="P31"><text:span text:style-name="T1">Он знает о стадии загрузки, и стадии игры.</text:span></text:p>
      <text:p text:style-name="P31"><text:span text:style-name="T1">Модуль игрока после создания ждет подключения к Коммуникатору, затем переходит в стадию Загрузки и ждет сообщения от Клиента о том Загрузка завершена, после чего сообщает Сессии о своей готовности.</text:span></text:p>
      <text:p text:style-name="P31"><text:span text:style-name="T1">Сессия отслеживает подключение игроков.</text:span></text:p>
      <text:p text:style-name="P31"><text:span text:style-name="T1">Так же следит за состояние соединения игрока.</text:span></text:p>
      <text:p text:style-name="P31"><text:span text:style-name="T1">Когда все игроки говорят о готовности, дает им разрешение респауться.</text:span></text:p>
      <text:p text:style-name="P31"><text:span text:style-name="T1">Если игрок отвалился до готовности, вновь освобождает</text:span><text:span text:style-name="T6">ся</text:span><text:span text:style-name="T1"> одно место для новых игроков.</text:span></text:p>
      <text:p text:style-name="P32"><text:span text:style-name="T1">Если игрок отключается во время игры, то модуль Сессии игнорирует это, просто </text:span><text:span text:style-name="T7">стирая все сообщения идущие клиенту.</text:span></text:p>
      <text:p text:style-name="P33"><text:span text:style-name="T1">Благодаря этом позже можно будет реализовать возобновление подключения игрока.</text:span></text:p>
      <text:p text:style-name="P30"><text:span text:style-name="T5"/></text:p>
      <text:p text:style-name="P30"><text:span text:style-name="T5"/></text:p>
      <text:p text:style-name="P9">Реализовать один слой блоков фоновых.</text:p>
      <text:p text:style-name="P11">Попробовать сразу скармливать <text:span text:style-name="T9">SVG </text:span><text:span text:style-name="T11">в </text:span><text:span text:style-name="T10">PIXI.Sprite.from</text:span></text:p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7-27T19:51:12.906000000</dc:date>
    <meta:editing-duration>PT1H8M22S</meta:editing-duration>
    <meta:editing-cycles>14</meta:editing-cycles>
    <meta:document-statistic meta:table-count="0" meta:image-count="0" meta:object-count="0" meta:page-count="4" meta:paragraph-count="84" meta:word-count="363" meta:character-count="2188" meta:non-whitespace-character-count="1968"/>
  </office:meta>
</office:document-meta>
</file>